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 1" table:style-name="ta1">
        <table:table-column table:style-name="co1" table:number-columns-repeated="3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8">00/00/0000</text:date>, <text:time style:data-style-name="N2" text:time-value="12:01:56.5687998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date>2016-09-08T12:02:05.971979376</dc:date>
    <dc:creator>Taylan Meurer</dc:creator>
    <meta:editing-duration>PT3M48S</meta:editing-duration>
    <meta:editing-cycles>12</meta:editing-cycles>
    <meta:document-statistic meta:table-count="1" meta:cell-count="12" meta:object-count="0"/>
  </office:meta>
</office:document-meta>
</file>